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Standard">
      <style:text-properties officeooo:paragraph-rsid="001376c2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Table_20_Contents" style:list-style-name="L1">
      <style:text-properties style:font-name="Arial" officeooo:rsid="001ab95e" officeooo:paragraph-rsid="001ab95e"/>
    </style:style>
    <style:style style:name="P8" style:family="paragraph" style:parent-style-name="Table_20_Contents" style:list-style-name="L1">
      <style:text-properties style:font-name="Arial" officeooo:rsid="001b066d" officeooo:paragraph-rsid="001b066d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f5846" style:font-weight-asian="bold" style:font-weight-complex="bold"/>
    </style:style>
    <style:style style:name="T3" style:family="text">
      <style:text-properties officeooo:rsid="001ab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1">2</text:span></text:p>
          </table:table-cell>
          <table:table-cell table:style-name="Tabelle4.C1" office:value-type="string">
            <text:p text:style-name="P3">Title: <text:span text:style-name="T1">MOOC </text:span><text:span text:style-name="T2">i</text:span><text:span text:style-name="T1">ntro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3700264416815319176" text:style-name="L1">
              <text:list-item>
                <text:p text:style-name="P7">The video under the following link explains what this course format - a MOOC – is</text:p>
              </text:list-item>
              <text:list-item>
                <text:p text:style-name="P8">(Link to be added)</text:p>
              </text:list-item>
            </text:list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46S</meta:editing-duration>
    <meta:editing-cycles>6</meta:editing-cycles>
    <meta:generator>LibreOffice/4.1.3.2$Windows_x86 LibreOffice_project/70feb7d99726f064edab4605a8ab840c50ec57a</meta:generator>
    <dc:date>2015-07-27T00:24:53.581000000</dc:date>
    <meta:document-statistic meta:table-count="2" meta:image-count="0" meta:object-count="0" meta:page-count="1" meta:paragraph-count="9" meta:word-count="48" meta:character-count="259" meta:non-whitespace-character-count="221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